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0047ff" fo:border="0.06pt solid #000000"/>
    </style:style>
    <style:style style:name="ce4" style:family="table-cell" style:parent-style-name="Default">
      <style:table-cell-properties fo:background-color="#9966cc" fo:border="0.06pt solid #000000"/>
    </style:style>
    <style:style style:name="ce5" style:family="table-cell" style:parent-style-name="Default">
      <style:table-cell-properties fo:background-color="#cfe7f5" fo:border="0.06pt solid #000000"/>
    </style:style>
    <style:style style:name="ce6" style:family="table-cell" style:parent-style-name="Default" style:data-style-name="N11">
      <style:table-cell-properties fo:background-color="#cfe7f5" fo:border="0.06pt solid #000000"/>
    </style:style>
    <style:style style:name="ce7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6.28cm" svg:y="7.863cm">
            <draw:object draw:notify-on-update-of-ranges="Hoja1.C1:Hoja1.C2 Hoja1.C3:Hoja1.C14 Hoja1.D1:Hoja1.D2 Hoja1.D3:Hoja1.D14 Hoja1.E1:Hoja1.E2 Hoja1.E3:Hoja1.E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271cm" svg:height="7.764cm" svg:x="24.275cm" svg:y="2.144cm">
            <draw:object draw:notify-on-update-of-ranges="Hoja1.J1:Hoja1.O1 Hoja1.I3:Hoja1.I3 Hoja1.J3:Hoja1.O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7" table:default-cell-style-name="Default"/>
        <table:table-row table:style-name="ro1">
          <table:table-cell table:style-name="ce1"/>
          <table:table-cell table:style-name="ce4" office:value-type="string" calcext:value-type="string">
            <text:p>Mayo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stimadas</text:p>
          </table:table-cell>
          <table:table-cell table:style-name="ce4" office:value-type="string" calcext:value-type="string">
            <text:p>Estimadas con corrección</text:p>
          </table:table-cell>
          <table:table-cell table:style-name="ce4" office:value-type="string" calcext:value-type="string">
            <text:p>Porcentaje completado</text:p>
          </table:table-cell>
          <table:table-cell table:number-columns-repeated="2"/>
          <table:table-cell table:style-name="ce7"/>
          <table:table-cell table:style-name="ce4" office:value-type="string" calcext:value-type="string">
            <text:p>Alejandro</text:p>
          </table:table-cell>
          <table:table-cell table:style-name="ce4" office:value-type="string" calcext:value-type="string">
            <text:p>Daniel </text:p>
          </table:table-cell>
          <table:table-cell table:style-name="ce4" office:value-type="string" calcext:value-type="string">
            <text:p>Hector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Alberto</text:p>
          </table:table-cell>
          <table:table-cell table:style-name="ce4" office:value-type="string" calcext:value-type="string">
            <text:p>Simon</text:p>
          </table:table-cell>
        </table:table-row>
        <table:table-row table:style-name="ro2">
          <table:table-cell table:style-name="ce2"/>
          <table:table-cell table:style-name="ce5" table:number-columns-repeated="5"/>
          <table:table-cell table:number-columns-repeated="2"/>
          <table:table-cell table:style-name="ce4" office:value-type="string" calcext:value-type="string">
            <text:p>May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2">
          <table:table-cell table:style-name="ce2" office:value-type="string" calcext:value-type="string">
            <text:p>Implementación vista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formula="of:=SUM([.B3:.B3])" office:value-type="float" office:value="27" calcext:value-type="float">
            <text:p>27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3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2" table:formula="of:=SUM([.J2:.J2])" office:value-type="float" office:value="29" calcext:value-type="float">
            <text:p>29</text:p>
          </table:table-cell>
          <table:table-cell table:style-name="ce2" table:formula="of:=SUM([.K2:.K2])" office:value-type="float" office:value="36" calcext:value-type="float">
            <text:p>36</text:p>
          </table:table-cell>
          <table:table-cell table:style-name="ce2" table:formula="of:=SUM([.L2:.L2])" office:value-type="float" office:value="26" calcext:value-type="float">
            <text:p>26</text:p>
          </table:table-cell>
          <table:table-cell table:style-name="ce2" table:formula="of:=SUM([.M2:.M2])" office:value-type="float" office:value="22" calcext:value-type="float">
            <text:p>22</text:p>
          </table:table-cell>
          <table:table-cell table:style-name="ce2" table:formula="of:=SUM([.N2:.N2])" office:value-type="float" office:value="24" calcext:value-type="float">
            <text:p>24</text:p>
          </table:table-cell>
          <table:table-cell table:style-name="ce2" table:formula="of:=SUM([.O2:.O2])" office:value-type="float" office:value="23" calcext:value-type="float">
            <text:p>23</text:p>
          </table:table-cell>
        </table:table-row>
        <table:table-row table:style-name="ro2">
          <table:table-cell table:style-name="ce2" office:value-type="string" calcext:value-type="string">
            <text:p>Implementación modelo y controlador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SUM([.B4:.B4])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4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técnica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SUM([.B5:.B5])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D5]*1.6" office:value-type="float" office:value="12.8" calcext:value-type="float">
            <text:p>12,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guía de usuario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SUM([.B6:.B6])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[.D6]*1.6" office:value-type="float" office:value="19.2" calcext:value-type="float">
            <text:p>19,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ruebas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SUM([.B7:.B7])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D7]*1.6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5" table:number-columns-repeated="3"/>
          <table:table-cell table:style-name="ce5" table:formula="of:=[.D8]*1.6" office:value-type="float" office:value="0" calcext:value-type="float">
            <text:p>0</text:p>
          </table:table-cell>
          <table:table-cell table:style-name="ce6"/>
          <table:table-cell table:number-columns-repeated="9"/>
        </table:table-row>
        <table:table-row table:style-name="ro2">
          <table:table-cell table:style-name="ce2" office:value-type="string" calcext:value-type="string">
            <text:p>Cierre del proyecto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formula="of:=SUM([.B9:.B9])" office:value-type="float" office:value="35" calcext:value-type="float">
            <text:p>35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[.D9]*1.6" office:value-type="float" office:value="28.8" calcext:value-type="float">
            <text:p>28,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5"/>
          <table:table-cell table:style-name="ce5" table:formula="of:=SUM([.B10:.B10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Reuniones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SUM([.B11:.B11])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Aprendizaje</text:p>
          </table:table-cell>
          <table:table-cell table:style-name="ce5"/>
          <table:table-cell table:style-name="ce5" table:formula="of:=SUM([.B12:.B12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SUM([.B13:.B13])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3:.C13])" office:value-type="float" office:value="159" calcext:value-type="float">
            <text:p>159</text:p>
          </table:table-cell>
          <table:table-cell table:style-name="ce3" table:formula="of:=SUM([.D3:.D13])" office:value-type="float" office:value="98" calcext:value-type="float">
            <text:p>98</text:p>
          </table:table-cell>
          <table:table-cell table:style-name="ce3" table:formula="of:=SUM([.E3:.E13])" office:value-type="float" office:value="198.8" calcext:value-type="float">
            <text:p>198,8</text:p>
          </table:table-cell>
          <table:table-cell table:style-name="ce3"/>
          <table:table-cell table:number-columns-repeated="9"/>
        </table:table-row>
        <table:table-row table:style-name="ro2" table:number-rows-repeated="104855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0000-00-00T00:00:03.783721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5-31T16:29:55.122329602</dc:date>
    <dc:creator>Alejandro </dc:creator>
    <meta:editing-duration>PT2H2M22S</meta:editing-duration>
    <meta:editing-cycles>11</meta:editing-cycles>
    <meta:document-statistic meta:table-count="1" meta:cell-count="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133cm" svg:y="3.706cm" style:legend-expansion="high" chart:style-name="ch2"/>
        <chart:plot-area chart:style-name="ch3" table:cell-range-address="Hoja1.C1:Hoja1.E14" chart:data-source-has-labels="row" svg:x="0.769cm" svg:y="0.855cm" svg:width="9.726cm" svg:height="7.551cm">
          <chartooo:coordinate-region svg:x="1.576cm" svg:y="1.054cm" svg:width="8.919cm" svg:height="6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14" chart:label-cell-address="Hoja1.C1:Hoja1.C2" chart:class="chart:bar">
            <chart:data-point chart:repeated="12"/>
          </chart:series>
          <chart:series chart:style-name="ch8" chart:values-cell-range-address="Hoja1.D3:Hoja1.D14" chart:label-cell-address="Hoja1.D1:Hoja1.D2" chart:class="chart:bar">
            <chart:data-point chart:repeated="12"/>
          </chart:series>
          <chart:series chart:style-name="ch9" chart:values-cell-range-address="Hoja1.E3:Hoja1.E14" chart:label-cell-address="Hoja1.E1:Hoja1.E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Hoja1.C1:Hoja1.C2</svg:desc>
                </draw:g>
              </table:table-cell>
              <table:table-cell office:value-type="string">
                <text:p>Estimadas</text:p>
                <text:list>
                  <text:list-item>
                    <text:p>Estimadas</text:p>
                  </text:list-item>
                  <text:list-item>
                    <text:p/>
                  </text:list-item>
                </text:list>
                <draw:g>
                  <svg:desc>Hoja1.D1:Hoja1.D2</svg:desc>
                </draw:g>
              </table:table-cell>
              <table:table-cell office:value-type="string">
                <text:p>Estimadas con corrección</text:p>
                <text:list>
                  <text:list-item>
                    <text:p>Estimadas con corrección</text:p>
                  </text:list-item>
                  <text:list-item>
                    <text:p/>
                  </text:list-item>
                </text:list>
                <draw:g>
                  <svg:desc>Hoja1.E1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Hoja1.C3:Hoja1.C14</svg:desc>
                </draw:g>
              </table:table-cell>
              <table:table-cell office:value-type="float" office:value="20">
                <text:p>20</text:p>
                <draw:g>
                  <svg:desc>Hoja1.D3:Hoja1.D14</svg:desc>
                </draw:g>
              </table:table-cell>
              <table:table-cell office:value-type="float" office:value="32">
                <text:p>32</text:p>
                <draw:g>
                  <svg:desc>Hoja1.E3:Hoja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">
                <text:p>159</text:p>
              </table:table-cell>
              <table:table-cell office:value-type="float" office:value="98">
                <text:p>98</text:p>
              </table:table-cell>
              <table:table-cell office:value-type="float" office:value="198.8">
                <text:p>19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72cm" svg:height="7.765cm" xlink:href=".." xlink:type="simple" chart:class="chart:circle" chart:style-name="ch1">
        <chart:legend chart:legend-position="end" svg:x="11.088cm" svg:y="2.338cm" style:legend-expansion="high" chart:style-name="ch2"/>
        <chart:plot-area chart:style-name="ch3" table:cell-range-address="Hoja1.J1:Hoja1.O1 Hoja1.I3:Hoja1.O3" chart:data-source-has-labels="both" svg:x="2.169cm" svg:y="0.871cm" svg:width="6.755cm" svg:height="6.756cm">
          <chartooo:coordinate-region svg:x="2.169cm" svg:y="0.737cm" svg:width="6.755cm" svg:height="7.026cm"/>
          <chart:axis chart:dimension="x" chart:name="primary-x" chart:style-name="ch4" chartooo:axis-type="auto">
            <chartooo:date-scale/>
            <chart:categories table:cell-range-address="Hoja1.J1:Hoja1.O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3:Hoja1.O3" chart:label-cell-address="Hoja1.I3:Hoja1.I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J1:Hoja1.O1</svg:desc>
                </draw:g>
              </table:table-cell>
              <table:table-cell office:value-type="string">
                <text:p>Daniel </text:p>
              </table:table-cell>
              <table:table-cell office:value-type="string">
                <text:p>Hector</text:p>
              </table:table-cell>
              <table:table-cell office:value-type="string">
                <text:p>Javier</text:p>
              </table:table-cell>
              <table:table-cell office:value-type="string">
                <text:p>Alberto</text:p>
              </table:table-cell>
              <table:table-cell office:value-type="string">
                <text:p>Simon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Hoja1.I3:Hoja1.I3</svg:desc>
                </draw:g>
              </table:table-cell>
              <table:table-cell office:value-type="float" office:value="29">
                <text:p>29</text:p>
                <draw:g>
                  <svg:desc>Hoja1.J3:Hoja1.O3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